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112cm"/>
    </style:style>
    <style:style style:name="Tableau1.B" style:family="table-column">
      <style:table-column-properties style:column-width="10.9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716cm" fo:margin-left="0cm" table:align="left"/>
    </style:style>
    <style:style style:name="Tableau3.A" style:family="table-column">
      <style:table-column-properties style:column-width="7.594cm"/>
    </style:style>
    <style:style style:name="Tableau3.B" style:family="table-column">
      <style:table-column-properties style:column-width="3.12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773cm"/>
    </style:style>
    <style:style style:name="Tableau4" style:family="table">
      <style:table-properties style:width="10.716cm" fo:margin-left="0cm" table:align="left"/>
    </style:style>
    <style:style style:name="Tableau4.A" style:family="table-column">
      <style:table-column-properties style:column-width="7.594cm"/>
    </style:style>
    <style:style style:name="Tableau4.B" style:family="table-column">
      <style:table-column-properties style:column-width="3.12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style:min-row-height="1.132cm"/>
    </style:style>
    <style:style style:name="Tableau2" style:family="table">
      <style:table-properties style:width="10.716cm" fo:margin-left="0cm" table:align="left"/>
    </style:style>
    <style:style style:name="Tableau2.A" style:family="table-column">
      <style:table-column-properties style:column-width="7.594cm"/>
    </style:style>
    <style:style style:name="Tableau2.B" style:family="table-column">
      <style:table-column-properties style:column-width="3.12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e2ff" officeooo:paragraph-rsid="0017e2ff"/>
    </style:style>
    <style:style style:name="P2" style:family="paragraph" style:parent-style-name="Standard">
      <style:paragraph-properties fo:text-align="center" style:justify-single-word="false"/>
      <style:text-properties officeooo:rsid="0017e2ff" officeooo:paragraph-rsid="0017e2ff"/>
    </style:style>
    <style:style style:name="P3" style:family="paragraph" style:parent-style-name="Standard">
      <style:paragraph-properties fo:text-align="center" style:justify-single-word="false"/>
      <style:text-properties officeooo:rsid="0017e2ff" officeooo:paragraph-rsid="001cf01c"/>
    </style:style>
    <style:style style:name="P4" style:family="paragraph" style:parent-style-name="Standard">
      <style:text-properties officeooo:paragraph-rsid="0017e2ff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e2ff" officeooo:paragraph-rsid="0017e2ff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7e2ff" officeooo:paragraph-rsid="0017e2ff"/>
    </style:style>
    <style:style style:name="P7" style:family="paragraph" style:parent-style-name="Table_20_Contents">
      <style:paragraph-properties fo:text-align="start" style:justify-single-word="false"/>
      <style:text-properties officeooo:rsid="0017e2ff" officeooo:paragraph-rsid="0017e2ff"/>
    </style:style>
    <style:style style:name="P8" style:family="paragraph" style:parent-style-name="Table_20_Contents">
      <style:paragraph-properties fo:text-align="center" style:justify-single-word="false"/>
      <style:text-properties officeooo:rsid="001a558c" officeooo:paragraph-rsid="001a558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17e2ff"/>
    </style:style>
    <style:style style:name="P11" style:family="paragraph" style:parent-style-name="Table_20_Contents">
      <style:paragraph-properties fo:text-align="center" style:justify-single-word="false"/>
      <style:text-properties officeooo:paragraph-rsid="001a558c"/>
    </style:style>
    <style:style style:name="P12" style:family="paragraph" style:parent-style-name="Table_20_Contents">
      <style:paragraph-properties fo:text-align="center" style:justify-single-word="false"/>
      <style:text-properties officeooo:rsid="001bc3d9" officeooo:paragraph-rsid="001bc3d9"/>
    </style:style>
    <style:style style:name="P13" style:family="paragraph" style:parent-style-name="Table_20_Contents">
      <style:paragraph-properties fo:text-align="center" style:justify-single-word="false"/>
      <style:text-properties officeooo:rsid="001c9843" officeooo:paragraph-rsid="001c9843"/>
    </style:style>
    <style:style style:name="P14" style:family="paragraph" style:parent-style-name="Table_20_Contents">
      <style:paragraph-properties fo:text-align="center" style:justify-single-word="false"/>
      <style:text-properties officeooo:rsid="001cf01c" officeooo:paragraph-rsid="001cf01c"/>
    </style:style>
    <style:style style:name="P15" style:family="paragraph" style:parent-style-name="Table_20_Contents">
      <style:paragraph-properties fo:text-align="center" style:justify-single-word="false"/>
      <style:text-properties officeooo:rsid="001f9fc4" officeooo:paragraph-rsid="001f9fc4"/>
    </style:style>
    <style:style style:name="T1" style:family="text">
      <style:text-properties officeooo:rsid="0017e2ff"/>
    </style:style>
    <style:style style:name="T2" style:family="text">
      <style:text-properties officeooo:rsid="001bc3d9"/>
    </style:style>
    <style:style style:name="T3" style:family="text">
      <style:text-properties officeooo:rsid="001c9843"/>
    </style:style>
    <style:style style:name="T4" style:family="text">
      <style:text-properties officeooo:rsid="001cf0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dées :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onctionnalités <text:span text:style-name="T2">(présentes à la V0)</text:span></text:p>
          </table:table-cell>
          <table:table-cell table:style-name="Tableau1.B1" office:value-type="string">
            <text:p text:style-name="P7"><text:s text:c="6"/>Paramètres / <text:span text:style-name="T4">Éléments</text:span> <text:s text:c="28"/>| <text:s text:c="9"/>Versions</text:p>
          </table:table-cell>
        </table:table-row>
        <table:table-row>
          <table:table-cell table:style-name="Tableau1.A2" office:value-type="string">
            <text:p text:style-name="P2"/>
            <text:p text:style-name="P2"/>
            <text:p text:style-name="P2"/>
            <text:p text:style-name="P2"/>
            <text:p text:style-name="P3">*Emploi du temps affichant les rendez-vous de la semaine d’un médecin (Horaires Fixes <text:span text:style-name="T3">9h12h15 13h15 17h</text:span>, 1 seul médecin, <text:span text:style-name="T3">simple EDT</text:span>)</text:p>
          </table:table-cell>
          <table:table-cell table:style-name="Tableau1.B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0"><text:span text:style-name="T1">Horaires variables</text:span></text:p>
                </table:table-cell>
                <table:table-cell table:style-name="Tableau3.B1" office:value-type="string">
                  <text:p text:style-name="P13">2</text:p>
                </table:table-cell>
              </table:table-row>
              <table:table-row>
                <table:table-cell table:style-name="Tableau3.A2" office:value-type="string">
                  <text:p text:style-name="P10"><text:span text:style-name="T1">Plusieurs médecins (onglets)</text:span></text:p>
                </table:table-cell>
                <table:table-cell table:style-name="Tableau3.B2" office:value-type="string">
                  <text:p text:style-name="P13">2</text:p>
                </table:table-cell>
              </table:table-row>
              <table:table-row>
                <table:table-cell table:style-name="Tableau3.A2" office:value-type="string">
                  <text:p text:style-name="P8">Libération de 20 % de l’EDT (urgence)</text:p>
                </table:table-cell>
                <table:table-cell table:style-name="Tableau3.B2" office:value-type="string">
                  <text:p text:style-name="P13">1</text:p>
                </table:table-cell>
              </table:table-row>
              <table:table-row table:style-name="Tableau3.4">
                <table:table-cell table:style-name="Tableau3.A2" office:value-type="string">
                  <text:p text:style-name="P8">Gestion via une BDD (MySQL)</text:p>
                </table:table-cell>
                <table:table-cell table:style-name="Tableau3.B2" office:value-type="string">
                  <text:p text:style-name="P13">2</text:p>
                </table:table-cell>
              </table:table-row>
              <table:table-row table:style-name="Tableau3.4">
                <table:table-cell table:style-name="Tableau3.A2" office:value-type="string">
                  <text:p text:style-name="P12">Couleurs des RDV en fonction des types de patient</text:p>
                </table:table-cell>
                <table:table-cell table:style-name="Tableau3.B2" office:value-type="string">
                  <text:p text:style-name="P13">1</text:p>
                </table:table-cell>
              </table:table-row>
              <table:table-row table:style-name="Tableau3.4">
                <table:table-cell table:style-name="Tableau3.A2" office:value-type="string">
                  <text:p text:style-name="P12">Gestion des salles <text:span text:style-name="T3">(en fonction des spécialités) </text:span>???</text:p>
                </table:table-cell>
                <table:table-cell table:style-name="Tableau3.B2" office:value-type="string">
                  <text:p text:style-name="P13">2</text:p>
                </table:table-cell>
              </table:table-row>
              <table:table-row table:style-name="Tableau3.4">
                <table:table-cell table:style-name="Tableau3.A2" office:value-type="string">
                  <text:p text:style-name="P13">Accès facilité aux informations des patients</text:p>
                </table:table-cell>
                <table:table-cell table:style-name="Tableau3.B2" office:value-type="string">
                  <text:p text:style-name="P13">1</text:p>
                </table:table-cell>
              </table:table-row>
              <table:table-row table:style-name="Tableau3.4">
                <table:table-cell table:style-name="Tableau3.A2" office:value-type="string">
                  <text:p text:style-name="P13">Priorité des rendez-vous en fonctions des motifs (+ ou - urgents)</text:p>
                </table:table-cell>
                <table:table-cell table:style-name="Tableau3.B2" office:value-type="string">
                  <text:p text:style-name="P13">2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/>
            <text:p text:style-name="P6"/>
            <text:p text:style-name="P6"><text:span text:style-name="T3">Plateforme de</text:span> prise de rendez-vous par les patients <text:span text:style-name="T2">(Tableau de tableau)</text:span></text:p>
          </table:table-cell>
          <table:table-cell table:style-name="Tableau1.B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1"><text:span text:style-name="T3">Propositions de différents médecins en fonction du motif de rendez-vous (angine =&gt; généraliste, Coronavirus =&gt; Morgue)</text:span></text:p>
                </table:table-cell>
                <table:table-cell table:style-name="Tableau4.B1" office:value-type="string">
                  <text:p text:style-name="P9"/>
                  <text:p text:style-name="P15">2</text:p>
                </table:table-cell>
              </table:table-row>
              <table:table-row>
                <table:table-cell table:style-name="Tableau4.A2" office:value-type="string">
                  <text:p text:style-name="P8">Envoi d’emails au patient (annulation / confirmation </text:p>
                </table:table-cell>
                <table:table-cell table:style-name="Tableau4.B2" office:value-type="string">
                  <text:p text:style-name="P15">1</text:p>
                </table:table-cell>
              </table:table-row>
              <table:table-row>
                <table:table-cell table:style-name="Tableau4.A2" office:value-type="string">
                  <text:p text:style-name="P13">Accès aux informations du médecin (diplômes, spécialités, etc ...)</text:p>
                </table:table-cell>
                <table:table-cell table:style-name="Tableau4.B2" office:value-type="string">
                  <text:p text:style-name="P15">1</text:p>
                </table:table-cell>
              </table:table-row>
              <table:table-row table:style-name="Tableau4.4">
                <table:table-cell table:style-name="Tableau4.A2" office:value-type="string">
                  <text:p text:style-name="P9"/>
                </table:table-cell>
                <table:table-cell table:style-name="Tableau4.B2" office:value-type="string">
                  <text:p text:style-name="P9"/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12">Interface d’inscription <text:span text:style-name="T3">des patients (infos basique : Nom, prénom, etc ...)</text:span></text:p>
          </table:table-cell>
          <table:table-cell table:style-name="Tableau1.B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4">Conception du dossier médicale en fonction des RDV précédents</text:p>
                </table:table-cell>
                <table:table-cell table:style-name="Tableau2.B1" office:value-type="string">
                  <text:p text:style-name="P14">1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24:24.307070252</meta:creation-date>
    <meta:generator>LibreOffice/6.0.7.3$Linux_X86_64 LibreOffice_project/00m0$Build-3</meta:generator>
    <dc:date>2020-02-06T18:55:02.386842737</dc:date>
    <meta:editing-duration>PT1H37M5S</meta:editing-duration>
    <meta:editing-cycles>4</meta:editing-cycles>
    <meta:document-statistic meta:table-count="4" meta:image-count="0" meta:object-count="0" meta:page-count="1" meta:paragraph-count="30" meta:word-count="159" meta:character-count="1026" meta:non-whitespace-character-count="853"/>
  </office:meta>
</office:document-meta>
</file>